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6.2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Sheet1.C17">
          <table:help-message table:title="yes/no" table:display="true">
            <text:p>Please answer with yes/no</text:p>
          </table:help-message>
          <table:error-message table:message-type="stop" table:display="true"/>
        </table:content-validation>
        <table:content-validation table:name="val2" table:condition="of:cell-content-is-whole-number() and cell-content-is-between(1,7)" table:allow-empty-cell="true" table:base-cell-address="Sheet1.C3">
          <table:help-message table:title="Rate on a Scale 1 - 7" table:display="true">
            <text:p>1 not familiar</text:p>
            <text:p>10 very familiar</text:p>
          </table:help-message>
          <table:error-message table:message-type="stop" table:display="true"/>
        </table:content-validation>
        <table:content-validation table:name="val3" table:condition="of:cell-content-is-whole-number() and cell-content-is-between(1,10)" table:allow-empty-cell="true" table:base-cell-address="Sheet1.C3">
          <table:error-message table:message-type="stop" table:display="true"/>
        </table:content-validation>
        <table:content-validation table:name="val4" table:condition="of:cell-content-is-whole-number() and cell-content-is-between(1,7)" table:allow-empty-cell="true" table:base-cell-address="Sheet1.C24">
          <table:help-message table:title="Rate on a Scale 1 - 7" table:display="true">
            <text:p>1 least confident</text:p>
            <text:p>7 very confident</text:p>
          </table:help-message>
          <table:error-message table:message-type="stop" table:display="true"/>
        </table:content-validation>
        <table:content-validation table:name="val5" table:base-cell-address="Sheet1.C13">
          <table:help-message table:title="Time Required" table:display="true"/>
          <table:error-message table:message-type="stop" table:display="true"/>
        </table:content-validation>
        <table:content-validation table:name="val6" table:condition="of:cell-content-is-whole-number() and cell-content-is-between(1,7)" table:allow-empty-cell="true" table:base-cell-address="Sheet1.C25">
          <table:help-message table:title="Rate on a Scale 1 - 7" table:display="true">
            <text:p>1 very easy</text:p>
            <text:p>7 very difficult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5"/>
          <table:table-cell table:style-name="ce5"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2"/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2"/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2"/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table:content-validation-name="val2"/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Task 1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4"/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4"/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4"/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/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Task 2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/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4"/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6"/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/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/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/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Task 3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4"/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/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/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dditional Feedback</text:p>
          </table:table-cell>
          <table:table-cell table:number-columns-repeated="1022"/>
        </table:table-row>
        <table:table-row table:style-name="ro3">
          <table:table-cell/>
          <table:table-cell table:style-name="ce7"/>
          <table:table-cell/>
          <table:table-cell table:style-name="ce8" office:value-type="string" calcext:value-type="string">
            <text:p>(Anything else you want us to know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26:40.52818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09:09:03.016117764</meta:creation-date>
    <dc:date>2020-04-30T14:27:48.770819138</dc:date>
    <meta:editing-duration>PT28M41S</meta:editing-duration>
    <meta:editing-cycles>6</meta:editing-cycles>
    <meta:generator>LibreOffice/6.4.3.2$Linux_X86_64 LibreOffice_project/40$Build-2</meta:generator>
    <meta:document-statistic meta:table-count="1" meta:cell-count="72" meta:object-count="0"/>
  </office:meta>
</office:document-meta>
</file>